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1bf8" officeooo:paragraph-rsid="000d1bf8"/>
    </style:style>
    <style:style style:name="P2" style:family="paragraph" style:parent-style-name="Standard" style:list-style-name="L1">
      <style:text-properties officeooo:rsid="000d1bf8" officeooo:paragraph-rsid="000d1bf8"/>
    </style:style>
    <style:style style:name="P3" style:family="paragraph" style:parent-style-name="Standard" style:list-style-name="L2">
      <style:text-properties officeooo:rsid="000d1bf8" officeooo:paragraph-rsid="000d1bf8"/>
    </style:style>
    <style:style style:name="P4" style:family="paragraph" style:parent-style-name="Standard" style:list-style-name="L3">
      <style:text-properties officeooo:rsid="000d1bf8" officeooo:paragraph-rsid="000d1bf8"/>
    </style:style>
    <style:style style:name="P5" style:family="paragraph" style:parent-style-name="Standard" style:list-style-name="L4">
      <style:text-properties officeooo:rsid="000d1bf8" officeooo:paragraph-rsid="000d1bf8"/>
    </style:style>
    <style:style style:name="P6" style:family="paragraph" style:parent-style-name="Standard">
      <style:text-properties officeooo:rsid="000d1bf8" officeooo:paragraph-rsid="000d1bf8"/>
    </style:style>
    <style:style style:name="P7" style:family="paragraph" style:parent-style-name="Standard">
      <style:text-properties officeooo:rsid="000e4aee" officeooo:paragraph-rsid="000e4aee"/>
    </style:style>
    <style:style style:name="P8" style:family="paragraph" style:parent-style-name="Standard" style:list-style-name="L5">
      <style:text-properties officeooo:rsid="000e4aee" officeooo:paragraph-rsid="000e4ae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tto di processo</text:p>
      <text:p text:style-name="P1"/>
      <text:p text:style-name="P1">un sistema batch (lotti) esegue job (lavori), mentre un sistema time-sharing esegue programmi utente o task; queste attività sono simili per molti aspetti, perciò sono chiamate processi.</text:p>
      <text:p text:style-name="P1"/>
      <text:p text:style-name="P1">Stack: memoria temporaneamente utilizzata durante le chiamte di funzioni.</text:p>
      <text:p text:style-name="P1">Heap: memoria allocata dinamicamente durante l’esecuzione del programma.</text:p>
      <text:p text:style-name="P1">Dati: contenente le variabili globali.</text:p>
      <text:p text:style-name="P1">Testo: contenente il codice eseguibile.</text:p>
      <text:p text:style-name="P1"/>
      <text:p text:style-name="P1">Stato di un processo</text:p>
      <text:p text:style-name="P1"/>
      <text:p text:style-name="P1">Nuovo: si crea il processo</text:p>
      <text:p text:style-name="P1">In esecuzione: le sue esecuzioni vengono eseguite</text:p>
      <text:p text:style-name="P1">Attesa: </text:p>
      <text:p text:style-name="P1">Pronto:</text:p>
      <text:p text:style-name="P1">Terminato:</text:p>
      <text:p text:style-name="P1"/>
      <text:p text:style-name="P1">PCB – Process Control Block</text:p>
      <text:p text:style-name="P1">ogni processo è controllato nel sistema operativo da un blocco di controllo (PCB)</text:p>
      <text:p text:style-name="P1"/>
      <text:p text:style-name="P1">stato del processo:</text:p>
      <text:p text:style-name="P1">numero del processo:</text:p>
      <text:p text:style-name="P1">contatore dei programma:</text:p>
      <text:p text:style-name="P1">registri:</text:p>
      <text:p text:style-name="P1">limiti di memoria:</text:p>
      <text:p text:style-name="P1">elenco dei file aperti:</text:p>
      <text:p text:style-name="P1"/>
      <text:p text:style-name="P1">informazioni sullo sceduling di CPU:</text:p>
      <text:p text:style-name="P1">informazioni dulla gestione della memoria:</text:p>
      <text:p text:style-name="P1">informazioni di accounting:</text:p>
      <text:p text:style-name="P1">informazioni di accounting e sullo stato:</text:p>
      <text:p text:style-name="P1"/>
      <text:p text:style-name="P1">Sceduling dei processi</text:p>
      <text:p text:style-name="P1">lo scheduler dei pricessi seleziona un processo da esegiire dall’insieme di quelli disponibili:</text:p>
      <text:p text:style-name="P1">processi I/O bound:</text:p>
      <text:p text:style-name="P1">Processo CPU bound:</text:p>
      <text:p text:style-name="P1"/>
      <text:p text:style-name="P1">Coda dei processi</text:p>
      <text:p text:style-name="P1">ogni processo è inserito in una coda di processi pronti e in attesa di essere eseguiti (ready queue)</text:p>
      <text:p text:style-name="P1"/>
      <text:p text:style-name="P1">Coda di attesa</text:p>
      <text:p text:style-name="P1">quando un processo viene assegnato ad un core della CPU questo resta in esecuzione fino a quando non termina , viene introdotto oppure si ferma nell’attesa di un evento (wait queue)</text:p>
      <text:p text:style-name="P1"/>
      <text:p text:style-name="P1">Diagramma di accodamento</text:p>
      <text:p text:style-name="P1">una comune rappresentazione dello scheduling dei processi è data da un diagramma di accodamento</text:p>
      <text:p text:style-name="P1"/>
      <text:p text:style-name="P1">Cambio di contesto</text:p>
      <text:p text:style-name="P1"/>
      <text:p text:style-name="P1"/>
      <text:p text:style-name="P1"/>
      <text:p text:style-name="P1"><text:soft-page-break/>Operaizioni sui processi</text:p>
      <text:p text:style-name="P1">il processo creante prende il nome di processo padre, mentre il nuovo processo prende il nome di processo Figlio. Ciascuno dei nuovi processi può a sua volta crearne di altri generando così un Albero di processi. La maggior parte dei sistemi operativi identifica ogni processo attraverso un numero univoco intero Identificatore del Processo o PID(process identifier)</text:p>
      <text:p text:style-name="P1"/>
      <text:p text:style-name="P1"/>
      <text:p text:style-name="P1">Terminazione dei processi</text:p>
      <text:p text:style-name="P1">un processo termina quando finisce l’esecuzione della sua ultima istruzione e inoltra la richiesta al sistema operativo di essere cancellato usando la chiamata di sistema exit().</text:p>
      <text:p text:style-name="P1">Un processo può porre termine all’esecuzione di uno dei suoi figli per diversi motivi:</text:p>
      <text:p text:style-name="P1">il processo figlio ha ecceduto dell’uso di alcune risorse</text:p>
      <text:p text:style-name="P1">il compito assegnato al processo figlio non è più necessario</text:p>
      <text:p text:style-name="P1">il processo genitore e il sistema operativo non consente al figlio di continuare con l’esecuzione</text:p>
      <text:p text:style-name="P1"/>
      <text:p text:style-name="P1">Processi android</text:p>
      <text:p text:style-name="P1">processi in primo piano: un applicazione con la quale l’utente interagisce</text:p>
      <text:p text:style-name="P1">processo visibile: un processo non è direttamente visibile ma che sra eseguendo un’attività</text:p>
      <text:p text:style-name="P1">processo di servizio: un processo simile a un processo in background ma che sta eseguendo un attività evidente</text:p>
      <text:p text:style-name="P1">processo in background: un processo può svolgere un’attività non evidente all’utente</text:p>
      <text:p text:style-name="P1">processo vuoto: un processo che non contiene componenti attive associate a un’applicazione</text:p>
      <text:p text:style-name="P1"/>
      <text:p text:style-name="P1">Comunicazione tra processi IPC</text:p>
      <text:p text:style-name="P1">processo può essere indipendente o cooperativo</text:p>
      <text:p text:style-name="P1">La cooperazione è molto vantaggiosa:</text:p>
      <text:p text:style-name="P1">condivisione delle informazioni;</text:p>
      <text:p text:style-name="P1">velocità del calcolo;</text:p>
      <text:p text:style-name="P1">modularità: le funzionalità di sistema sono suddivise in processi distinti.</text:p>
      <text:p text:style-name="P1"/>
      <text:p text:style-name="P1">Come avviene la comunicazione</text:p>
      <text:p text:style-name="P1">Due modelli fondamentali:</text:p>
      <text:p text:style-name="P1">memoria condivisa:</text:p>
      <text:p text:style-name="P1"><text:tab/>priocesso chiamato procucer produce informazioni che sono consumate da un processo <text:tab/>chiamato consumer.</text:p>
      <text:p text:style-name="P1"/>
      <text:p text:style-name="P1">a scambio di messaggi:</text:p>
      <text:p text:style-name="P1"><text:tab/>è un meccanismo che permette a due o più processi di comunicare e di sincronizzarsi senza <text:tab/>bisogno di condividere lo stesso spazio di indirizzi.</text:p>
      <text:p text:style-name="P1"/>
      <text:p text:style-name="P1">Comunicazione diretta e indiretta</text:p>
      <text:p text:style-name="P1"/>
      <text:p text:style-name="P1">Sincronizzazione tra processi</text:p>
      <text:p text:style-name="P1">lo scambio di messaggi può essere </text:p>
      <text:p text:style-name="P1">sincrono:</text:p>
      <text:p text:style-name="P1">asincrono:</text:p>
      <text:p text:style-name="P1"/>
      <text:p text:style-name="P1">Code di messaggi</text:p>
      <text:p text:style-name="P1">qundo la comunicazione tra due processi è diretta o indiretta, i messaggi scambiati risiedono in temporanee code, esistono tre modi diversi per realizzare queste code:</text:p>
      <text:p text:style-name="P1">capacità zero:</text:p>
      <text:p text:style-name="P1">capacità limitata:</text:p>
      <text:p text:style-name="P1"><text:soft-page-break/>capacità illimitata:</text:p>
      <text:p text:style-name="P1"/>
      <text:p text:style-name="P1">Esempi di sistemi IPC</text:p>
      <text:p text:style-name="P1">API POSIX basata su sistema condivisa:</text:p>
      <text:p text:style-name="P1"><text:tab/>produttore definisce un oggetto e lo scrive sulla memoria condivisa</text:p>
      <text:p text:style-name="P1"><text:tab/>consumatore legge il messaggio nella memoria</text:p>
      <text:p text:style-name="P1">Scambio di messaggi nel sistema Match:</text:p>
      <text:p text:style-name="P1"><text:tab/>i messaggi vengono inviati e ricevuti da caselle di posta chiamate porte</text:p>
      <text:p text:style-name="P1"><text:tab/>a ciascuna porta è associata una raccolta di permessi</text:p>
      <text:p text:style-name="P1"><text:tab/>i messaggi Mach sono formati dai seguenti die campi</text:p>
      <text:p text:style-name="P1"><text:tab/><text:tab/>un intestazione di messaggio di dimensione fissa contenente metadati relativi al <text:tab/><text:tab/><text:tab/>messaggio</text:p>
      <text:p text:style-name="P1"><text:tab/><text:tab/>un corpo di dimensione variabile contenente i dati</text:p>
      <text:list text:style-name="L1">
        <text:list-item>
          <text:p text:style-name="P2">Comunicazione fra processi windows</text:p>
        </text:list-item>
      </text:list>
      <text:list text:style-name="L2">
        <text:list-item>
          <text:list>
            <text:list-item>
              <text:p text:style-name="P3">la funzione di scambio di messaggi è detta chiamata di procedura locale avanzata e si usa per <text:tab/>la comunicazione tra due processi presenti nello stesso calcolatore</text:p>
            </text:list-item>
          </text:list>
        </text:list-item>
        <text:list-item>
          <text:p text:style-name="P3">le pipe, canali comunicazione tra processi:</text:p>
        </text:list-item>
      </text:list>
      <text:p text:style-name="P1"><text:tab/>agisce come un canale di comunicazione tra processi</text:p>
      <text:list text:style-name="L3">
        <text:list-item>
          <text:list>
            <text:list-item>
              <text:p text:style-name="P4">pipe convenzionali:</text:p>
              <text:list>
                <text:list-item>
                  <text:p text:style-name="P4">permettono a due processi di comunicare secondo una modalità standard chiamata del produttore-consumatore.</text:p>
                </text:list-item>
              </text:list>
            </text:list-item>
            <text:list-item>
              <text:p text:style-name="P4">Pipe anonime:</text:p>
            </text:list-item>
          </text:list>
        </text:list-item>
      </text:list>
      <text:p text:style-name="P1"><text:tab/></text:p>
      <text:p text:style-name="P1"/>
      <text:p text:style-name="P1">Socket: </text:p>
      <text:p text:style-name="P1">Una socket è definita come l’estremità di un canale di comunicazione. Impiegano generalmente un’architettura client-server.</text:p>
      <text:list text:style-name="L4">
        <text:list-item>
          <text:p text:style-name="P5">Una coppia di processi che comunica attraverso una rete usa una coppia di socket, una per ogni processo</text:p>
        </text:list-item>
        <text:list-item>
          <text:p text:style-name="P5">ogni socket è identificata da un indirizzo IP concatenato a un numero di porta</text:p>
        </text:list-item>
      </text:list>
      <text:p text:style-name="P1"/>
      <text:p text:style-name="P1">Socket e java – server</text:p>
      <text:p text:style-name="P1">il linguaggio java è spesso utilizzato per implementare le socket, poiché java offre un’interfaccia alle socket più semplice rispetto a C e dispone di una ricca libreria di utilità di networking</text:p>
      <text:p text:style-name="P1"/>
      <text:p text:style-name="P1">Chiamate e proedure remote – RPC</text:p>
      <text:p text:style-name="P1"/>
      <text:p text:style-name="P1"/>
      <text:p text:style-name="P1"/>
      <text:p text:style-name="P7">Thread</text:p>
      <text:p text:style-name="P7">è l’unità di base d’uso della CPU e comprende:</text:p>
      <text:p text:style-name="P7"><text:tab/>un Identificatore di thread</text:p>
      <text:p text:style-name="P7"><text:tab/>un contatore di programma</text:p>
      <text:p text:style-name="P7"><text:tab/>-</text:p>
      <text:p text:style-name="P7"><text:tab/>-</text:p>
      <text:p text:style-name="P7">Single Thread e Multi Thread</text:p>
      <text:p text:style-name="P7">nel multi tread ogni tread usa la sua memoria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Multithread</text:p>
      <text:list text:style-name="L5">
        <text:list-item>
          <text:p text:style-name="P8">tempi di risposta</text:p>
        </text:list-item>
        <text:list-item>
          <text:p text:style-name="P8">condivisione delle risorse</text:p>
        </text:list-item>
        <text:list-item>
          <text:p text:style-name="P8">economia</text:p>
        </text:list-item>
        <text:list-item>
          <text:p text:style-name="P8">scalabilità</text:p>
        </text:list-item>
      </text:list>
      <text:p text:style-name="P7"/>
      <text:p text:style-name="P7"/>
      <text:p text:style-name="P7">Concorrenza vs Parallelismo</text:p>
      <text:p text:style-name="P7"/>
      <text:p text:style-name="P7">gestioni dei processi:</text:p>
      <text:p text:style-name="P7">a livello utente</text:p>
      <text:p text:style-name="P7">a livello kernel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15:32.765834143</meta:creation-date>
    <dc:date>2024-03-14T14:45:28.310883170</dc:date>
    <meta:editing-duration>PT3H12M50S</meta:editing-duration>
    <meta:editing-cycles>2</meta:editing-cycles>
    <meta:generator>LibreOffice/7.6.5.2$Linux_X86_64 LibreOffice_project/60$Build-2</meta:generator>
    <meta:document-statistic meta:table-count="0" meta:image-count="0" meta:object-count="0" meta:page-count="4" meta:paragraph-count="113" meta:word-count="857" meta:character-count="5684" meta:non-whitespace-character-count="4922"/>
  </office:meta>
</office:document-meta>
</file>